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b9d" officeooo:paragraph-rsid="00129b9d"/>
    </style:style>
    <style:style style:name="P2" style:family="paragraph" style:parent-style-name="Standard">
      <style:paragraph-properties fo:text-align="center" style:justify-single-word="false"/>
      <style:text-properties officeooo:rsid="00132834" officeooo:paragraph-rsid="00132834"/>
    </style:style>
    <style:style style:name="P3" style:family="paragraph" style:parent-style-name="Standard">
      <style:text-properties officeooo:rsid="00132834" officeooo:paragraph-rsid="001328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bliothèque du Boudoir de la reine Marie-Antoinette</text:p>
      <text:p text:style-name="P1"/>
      <text:p text:style-name="P3">p. 38 à 43 :</text:p>
      <text:p text:style-name="P1"/>
      <text:p text:style-name="P1">Le Danger d’aimer un étranger.</text:p>
      <text:p text:style-name="P1">(Armoire A, tablette 1).</text:p>
      <text:p text:style-name="P1">Le danger d’aimer un étranger, ou Histoire de Milady Chester et d’un duc françois. Londres, Th. Hookham, et Paris, Duchesne 1783, 4 parties, in-12.</text:p>
      <text:p text:style-name="P1">“Ce roman, don’t le titre étonne d’abord parmi les livres de l’épouse étrangère d’un roi de France, n’a rien d’honorable pour le caractère national et tourne tout entier à l’avantage de l’héroïne, qui est Anglaise. Un jeune duc français réfugié en Angleterre à la suite d’un duel où il a tué un rival est reçu au château d’une jeune veuve estimable à tous égards. Celle-ci peu à peu se passionne pour son hôte, passion bientôt partagée. Pour se consacrer à M. de Durci, milady refuse le plus brillant parti et se brouille avec sa famille. Les persécutions dérangent sa santé, et un jour elle tombe malade dans la maison d’un sien oncle, loin de l’homme qu’elle aime. Le duc, qui ne peut réussir à la voir ni même à lui faire parvenir une lettre pendant sa maladie, gagne un des nouveaux domestiques, et par son moyen s’introduit oendant la nuit auprès du lit de Cléontine, qui avait fait coucher sa femme de chambre dans un cabinet voisin. Elle venait de prendre alors un calmont don’t elle avait doublé la dose par méprise et qui l’avait jetée dans un sommeil léthargique. Il la surprend seule dans un désordre qui irrite ses désirs et il se rend coupable de la plus lâche action. Le duc retourne en France et est prêt à contraacter mariage lorsque la milady arrive en proie au désespoir. Elle vient d'appren dre qu'elle est enceinte et déjà le monde la repousse. Elle retrouve son amant , le provoque en duel et se tue à ses côtés . Ce récit invraisemblable, écrit en style incorrect, est par endroits assez émouvant, et il joint à ses nombreux défauts celui d'être une mauvaise copie de Clarisse Harlowe .</text:p>
      <text:p text:style-name="P1"/>
      <text:p text:style-name="P1">Le Danger d’une première faute.</text:p>
      <text:p text:style-name="P1">(Armoire B, tablette 1).</text:p>
      <text:p text:style-name="P1">Le Danger d'une première faute, histoire angloise (par M. Briel). Londres et Paris, Couturier, 1784, in-12 .</text:p>
      <text:p text:style-name="P1">Les « Heures de loisir , » « l'Histoire du petit Pompée, » les « Voyages de lord Henri , » ouvrages qui figurent aussi dans ce catalogue, sont du même auteur , auquel on ne doit guère que ces écrits.</text:p>
      <text:p text:style-name="P1"/>
      <text:p text:style-name="P1">Les Dangers de la coquetterie.</text:p>
      <text:p text:style-name="P1">(Armoire A, tablette 1).</text:p>
      <text:p text:style-name="P1">Les Dangers de la coquetterie , roman anglois de mistress Opie, traduit par Mme Marie-Armande-Jeanne d'Humière, depuis Mme Dufour. Paris, 1787, 2 vol . in-12 .</text:p>
      <text:p text:style-name="P1"/>
      <text:p text:style-name="P1">Le Dépositaire.</text:p>
      <text:p text:style-name="P1">(Armoire B, tablette 3)</text:p>
      <text:p text:style-name="P1">Le Dépositaire fidèle et discret, nouvelles tablettes intéressantes et utiles . 1775, in- 24 .</text:p>
      <text:p text:style-name="P1">La comédie de Voltaire qui porte aussi ce titre, et dont le sujet roule sur la philosophie de Ninon de Lenclos , n'aurait pas été par son sujet déplacée sur les rayons de la Bibliothèque du boudoir ; toutefois les probabilités nous paraissent être pour le volume ci-dessus.</text:p>
      <text:p text:style-name="P1"/>
      <text:p text:style-name="P1">La Destruction de la ligue.</text:p>
      <text:p text:style-name="P1">(Armoire B, tablette 1).</text:p>
      <text:p text:style-name="P1">La Destruction de la Ligue, ou la Réduction de Paris, pièce nationale en quatre actes (par Mercier). Amsterdam , 1782, in-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9T18:43:48.817573137</meta:creation-date>
    <dc:date>2025-11-09T18:54:37.500204730</dc:date>
    <meta:editing-duration>PT10M50S</meta:editing-duration>
    <meta:editing-cycles>2</meta:editing-cycles>
    <meta:generator>LibreOffice/24.2.7.2$Linux_X86_64 LibreOffice_project/420$Build-2</meta:generator>
    <meta:document-statistic meta:table-count="0" meta:image-count="0" meta:object-count="0" meta:page-count="1" meta:paragraph-count="20" meta:word-count="533" meta:character-count="3028" meta:non-whitespace-character-count="2515"/>
  </office:meta>
</office:document-meta>
</file>